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3799in" fo:margin-left="0in" fo:break-before="page" table:align="left" style:writing-mode="lr-tb"/>
    </style:style>
    <style:style style:name="Table1.A" style:family="table-column">
      <style:table-column-properties style:column-width="1.3694in"/>
    </style:style>
    <style:style style:name="Table1.B" style:family="table-column">
      <style:table-column-properties style:column-width="4.0104in"/>
    </style:style>
    <style:style style:name="Table1.1" style:family="table-row">
      <style:table-row-properties style:min-row-height="0.2222in" style:keep-together="true" fo:keep-together="auto"/>
    </style:style>
    <style:style style:name="Table1.A1" style:family="table-cell">
      <style:table-cell-properties fo:padding="0in" fo:border="0.0007in solid #00000a"/>
    </style:style>
    <style:style style:name="P1" style:family="paragraph" style:parent-style-name="Bulleted">
      <style:paragraph-properties fo:orphans="2" fo:widows="2"/>
    </style:style>
    <style:style style:name="P2" style:family="paragraph" style:parent-style-name="Bulleted">
      <style:paragraph-properties fo:margin-top="0in" fo:margin-bottom="0in"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0835in" fo:orphans="2" fo:widows="2"/>
      <style:text-properties fo:font-size="12pt" style:font-size-asian="12pt" style:font-size-complex="12pt"/>
    </style:style>
    <style:style style:name="P6" style:family="paragraph" style:parent-style-name="Standard">
      <style:paragraph-properties fo:line-height="0.0417in" fo:orphans="2" fo:widows="2"/>
      <style:text-properties fo:font-size="12pt" style:font-size-asian="12pt" style:font-size-complex="12pt"/>
    </style:style>
    <style:style style:name="P7" style:family="paragraph" style:parent-style-name="Standard">
      <style:paragraph-properties fo:line-height="0.139in" fo:orphans="2" fo:widows="2"/>
      <style:text-properties fo:font-size="12pt" style:font-size-asian="12pt" style:font-size-complex="12pt"/>
    </style:style>
    <style:style style:name="P8" style:family="paragraph" style:parent-style-name="Standard">
      <style:paragraph-properties fo:line-height="0.139in" fo:orphans="2" fo:widows="2"/>
    </style:style>
    <style:style style:name="P9" style:family="paragraph" style:parent-style-name="Standard">
      <style:paragraph-properties fo:line-height="0.139in" fo:orphans="2" fo:widows="2"/>
      <style:text-properties style:font-name="Courier New" fo:font-size="10pt" fo:font-style="italic" style:font-size-asian="10pt" style:font-style-asian="italic" style:font-name-complex="Courier New1" style:font-size-complex="10pt" style:font-style-complex="italic"/>
    </style:style>
    <style:style style:name="P10"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text:display="none"/>
    </style:style>
    <style:style style:name="P11"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P12" style:family="paragraph" style:parent-style-name="Standard">
      <style:paragraph-properties fo:line-height="0.139in" fo:orphans="2" fo:widows="2"/>
      <style:text-properties style:text-position="58% 100%" style:font-name="Courier New" fo:font-size="8pt" fo:font-style="italic" style:font-size-asian="8pt" style:font-style-asian="italic" style:font-name-complex="Courier New1" style:font-size-complex="8pt" style:font-style-complex="italic"/>
    </style:style>
    <style:style style:name="P13" style:family="paragraph" style:parent-style-name="Standard">
      <style:paragraph-properties fo:line-height="0.139in" fo:orphans="2" fo:widows="2"/>
      <style:text-properties style:text-position="58% 100%" style:font-name="Courier New" fo:font-size="10pt" style:font-size-asian="10pt" style:font-name-complex="Courier New1" style:font-size-complex="10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Textformatvorlage">
      <style:paragraph-properties fo:margin-top="0.1665in" fo:margin-bottom="0.0835in" style:line-height-at-least="0.1665in" fo:orphans="2" fo:widows="2" fo:break-before="page"/>
    </style:style>
    <style:style style:name="P17" style:family="paragraph" style:parent-style-name="Textformatvorlage">
      <style:paragraph-properties fo:margin-left="0.0835in" fo:margin-right="0.0835in" fo:margin-top="0.0555in" fo:margin-bottom="0.028in" style:line-height-at-least="0.1665in" fo:orphans="2" fo:widows="2" fo:text-indent="0in" style:auto-text-indent="false"/>
      <style:text-properties style:font-name="Courier New" fo:font-size="10pt" style:font-size-asian="10pt" style:font-name-complex="Courier New1" style:font-size-complex="10pt"/>
    </style:style>
    <style:style style:name="P18" style:family="paragraph" style:parent-style-name="Textformatvorlage">
      <style:paragraph-properties fo:margin-left="0.0835in" fo:margin-right="0.0835in" fo:margin-top="0.0555in" fo:margin-bottom="0.028in" style:line-height-at-least="0.1665in" fo:orphans="2" fo:widows="2" fo:text-indent="0in" style:auto-text-indent="false"/>
      <style:text-properties fo:font-size="10pt" style:font-size-asian="10pt" style:font-size-complex="10pt"/>
    </style:style>
    <style:style style:name="P19" style:family="paragraph" style:parent-style-name="Textformatvorlage">
      <style:paragraph-properties fo:margin-left="0.0835in" fo:margin-right="0.0835in" fo:margin-top="0.0555in" fo:margin-bottom="0.028in" style:line-height-at-least="0.1665in" fo:orphans="2" fo:widows="2" fo:text-indent="0in" style:auto-text-indent="false"/>
    </style:style>
    <style:style style:name="P20" style:family="paragraph" style:parent-style-name="Textformatvorlage">
      <style:paragraph-properties fo:margin-top="0.0835in" fo:margin-bottom="0.0835in" style:line-height-at-least="0.1665in" fo:orphans="2" fo:widows="2" fo:break-before="page"/>
    </style:style>
    <style:style style:name="P21" style:family="paragraph" style:parent-style-name="Textformatvorlage" style:master-page-name="">
      <style:paragraph-properties fo:margin-top="0.0835in" fo:margin-bottom="0.0835in" style:line-height-at-least="0.1665in" fo:orphans="2" fo:widows="2" style:page-number="auto" fo:break-before="auto" fo:break-after="auto"/>
    </style:style>
    <style:style style:name="P22" style:family="paragraph" style:parent-style-name="Textformatvorlage">
      <style:paragraph-properties fo:margin-top="0.0835in" fo:margin-bottom="0.0835in" style:line-height-at-least="0.1665in" fo:orphans="2" fo:widows="2"/>
    </style:style>
    <style:style style:name="P23" style:family="paragraph" style:parent-style-name="Textformatvorlage">
      <style:paragraph-properties fo:margin-top="0.0835in" fo:margin-bottom="0.0835in" style:line-height-at-least="0.1665in" fo:orphans="2" fo:widows="2"/>
      <style:text-properties fo:font-size="10pt" style:font-size-asian="10pt" style:font-size-complex="10pt"/>
    </style:style>
    <style:style style:name="P24" style:family="paragraph" style:parent-style-name="Textformatvorlage">
      <style:paragraph-properties fo:margin-top="0.0835in" fo:margin-bottom="0.0835in" style:line-height-at-least="0.1665in" fo:orphans="2" fo:widows="2"/>
      <style:text-properties style:font-name="Courier New" fo:font-size="10pt" fo:font-style="italic" style:font-size-asian="10pt" style:font-style-asian="italic" style:font-name-complex="Courier New1" style:font-size-complex="10pt" style:font-style-complex="italic"/>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style:font-name="Courier New" fo:font-size="10pt" fo:font-style="italic" style:font-size-asian="10pt" style:font-style-asian="italic" style:font-name-complex="Courier New1" style:font-size-complex="10pt" style:font-style-complex="italic"/>
    </style:style>
    <style:style style:name="P27" style:family="paragraph" style:parent-style-name="Heading1_20_Without_20_Numbering" style:master-page-name="Standard">
      <style:paragraph-properties style:page-number="auto"/>
    </style:style>
    <style:style style:name="P28"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1" style:font-size-complex="10pt" style:font-style-complex="italic"/>
    </style:style>
    <style:style style:name="T2" style:family="text">
      <style:text-properties style:font-name="Courier New" fo:font-size="10pt" fo:font-style="italic" style:font-size-asian="10pt" style:font-style-asian="italic" style:font-name-complex="Courier New1" style:font-size-complex="10pt" style:font-style-complex="italic" text:display="none"/>
    </style:style>
    <style:style style:name="T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fo:font-weight="bold" style:font-size-asian="10pt" style:font-weight-asian="bold" style:font-name-complex="Courier New1" style:font-size-complex="10pt" style:font-weight-complex="bold"/>
    </style:style>
    <style:style style:name="T6" style:family="text">
      <style:text-properties style:font-name="Courier New" fo:font-size="10pt" fo:font-weight="bold" style:font-size-asian="10pt" style:font-weight-asian="bold" style:font-name-complex="Courier New1" style:font-size-complex="10pt" style:font-weight-complex="bold" text:display="none"/>
    </style:style>
    <style:style style:name="T7" style:family="text">
      <style:text-properties style:font-name="Courier New" fo:font-style="italic" fo:font-weight="bold" style:font-style-asian="italic" style:font-weight-asian="bold" style:font-name-complex="Courier New1" style:font-style-complex="italic" style:font-weight-complex="bold"/>
    </style:style>
    <style:style style:name="T8" style:family="text">
      <style:text-properties style:text-position="-58% 100%" style:font-name="Courier New" fo:font-size="8pt" style:font-size-asian="8pt" style:font-name-complex="Courier New1" style:font-size-complex="8pt"/>
    </style:style>
    <style:style style:name="T9" style:family="text">
      <style:text-properties style:text-position="-58% 100%" style:font-name="Courier New" fo:font-size="8pt" style:font-size-asian="8pt" style:font-name-complex="Courier New1" style:font-size-complex="8pt" text:display="none"/>
    </style:style>
    <style:style style:name="T10" style:family="text">
      <style:text-properties style:text-position="-58% 100%" style:font-name="Courier New" fo:font-size="8pt" fo:font-style="italic" style:font-size-asian="8pt" style:font-style-asian="italic" style:font-name-complex="Courier New1" style:font-size-complex="8pt" style:font-style-complex="italic"/>
    </style:style>
    <style:style style:name="T11" style:family="text">
      <style:text-properties style:text-position="-58% 100%" style:font-name="Courier New" fo:font-style="italic" fo:font-weight="bold" style:font-style-asian="italic" style:font-weight-asian="bold" style:font-name-complex="Courier New1" style:font-style-complex="italic" style:font-weight-complex="bold"/>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style:text-position="58% 100%" style:font-name="Courier New" fo:font-size="8pt" style:font-size-asian="8pt" style:font-name-complex="Courier New1" style:font-size-complex="8pt"/>
    </style:style>
    <style:style style:name="T15" style:family="text">
      <style:text-properties style:text-position="58% 100%" fo:font-size="8pt" style:font-size-asian="8pt" style:font-size-complex="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28"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28" svg:width="2.7913in" svg:height="0.135in" svg:x="-2in" svg:y="0in">
        <draw:image xlink:href="Pictures/2000000700000FB5000000C94FDA4EAC.wmf" xlink:type="simple" xlink:show="embed" xlink:actuate="onLoad">
          <text:p/>
        </draw:image>
      </draw:frame>
      <text:list xml:id="list3492477038136437921" text:style-name="Appendix_20_Numbering">
        <text:list-item>
          <text:p text:style-name="P27">JDOQL BNF</text:p>
        </text:list-item>
      </text:list>
      <text:p text:style-name="P14"><draw:frame draw:style-name="fr1" draw:name="graphics1" text:anchor-type="as-char" svg:width="6.5in" svg:height="0.1346in" draw:z-index="14"><draw:image xlink:href="Pictures/20000007000025F9000000C9F0140E06.wmf" xlink:type="simple" xlink:show="embed" xlink:actuate="onLoad"/></draw:frame></text:p>
      <text:list xml:id="list40292599" text:continue-numbering="true" text:style-name="Appendix_20_Numbering">
        <text:list-item>
          <text:list>
            <text:list-item>
              <text:h text:style-name="Appendix_20_Heading_20_2" text:outline-level="2">Grammar Notation</text:h>
            </text:list-item>
          </text:list>
        </text:list-item>
      </text:list>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15"><draw:frame draw:style-name="fr1" draw:name="1" text:anchor-type="as-char" svg:width="2.7917in" svg:height="0.1346in" draw:z-index="0"><draw:image xlink:href="Pictures/2000000700000FB5000000C94FDA4EAC.wmf" xlink:type="simple" xlink:show="embed" xlink:actuate="onLoad"/></draw:frame></text:p>
      <text:list xml:id="list40296581" text:continue-numbering="true" text:style-name="Appendix_20_Numbering">
        <text:list-item>
          <text:list>
            <text:list-item>
              <text:h text:style-name="Appendix_20_Heading_20_2" text:outline-level="2">Single-String JDOQL</text:h>
            </text:list-item>
          </text:list>
        </text:list-item>
      </text:list>
      <text:p text:style-name="P4">This section describes the syntax of single-string JDOQL.</text:p>
      <text:p text:style-name="P21"><text:span text:style-name="T1">Select:<text:line-break/>     </text:span><text:span text:style-name="T3">select</text:span><text:span text:style-name="T1"> </text:span><text:span text:style-name="T3">unique</text:span><text:span text:style-name="T10">opt</text:span><text:span text:style-name="T1"> ResultClause</text:span><text:span text:style-name="T10">opt</text:span><text:span text:style-name="T1"> IntoClause</text:span><text:span text:style-name="T10">opt</text:span></text:p>
      <text:p text:style-name="P22"><text:span text:style-name="T1">IntoClause:<text:line-break/>     </text:span><text:span text:style-name="T3">into</text:span><text:span text:style-name="T1"> ResultClassName</text:span></text:p>
      <text:p text:style-name="P22"><text:span text:style-name="T1">From:<text:line-break/>     </text:span><text:span text:style-name="T3">from</text:span><text:span text:style-name="T1"> CandidateClassName ExcludeClause</text:span><text:span text:style-name="T10">opt</text:span></text:p>
      <text:p text:style-name="P22"><text:span text:style-name="T1">ExcludeClause:<text:line-break/>     </text:span><text:span text:style-name="T3">exclude</text:span><text:span text:style-name="T1"> </text:span><text:span text:style-name="T3">subclasses</text:span></text:p>
      <text:p text:style-name="P22"><text:span text:style-name="T1">Where:<text:line-break/>     </text:span><text:span text:style-name="T3">where</text:span><text:span text:style-name="T1"> Expression</text:span></text:p>
      <text:p text:style-name="P22"><text:span text:style-name="T1">Decls:<text:line-break/>     Variables</text:span><text:span text:style-name="T10">opt</text:span><text:span text:style-name="T1"> Parameters</text:span><text:span text:style-name="T10">opt</text:span><text:span text:style-name="T1"> Imports</text:span><text:span text:style-name="T10">opt</text:span></text:p>
      <text:p text:style-name="P22"><text:soft-page-break/><text:span text:style-name="T1">Variables:<text:line-break/>     </text:span><text:span text:style-name="T3">variables</text:span><text:span text:style-name="T1"> VariableList</text:span></text:p>
      <text:p text:style-name="P22"><text:span text:style-name="T1">Parameters:<text:line-break/>     </text:span><text:span text:style-name="T3">parameters</text:span><text:span text:style-name="T1"> ParameterList</text:span></text:p>
      <text:p text:style-name="P24">Imports:<text:line-break/>     ImportList</text:p>
      <text:p text:style-name="P22"><text:span text:style-name="T1">Grouping:<text:line-break/>     </text:span><text:span text:style-name="T3">group</text:span><text:span text:style-name="T1"> </text:span><text:span text:style-name="T3">by</text:span><text:span text:style-name="T1"> GroupingClause</text:span></text:p>
      <text:p text:style-name="P22"><text:span text:style-name="T1">Ordering:<text:line-break/>     </text:span><text:span text:style-name="T3">order</text:span><text:span text:style-name="T1"> </text:span><text:span text:style-name="T3">by</text:span><text:span text:style-name="T1"> OrderingClause</text:span></text:p>
      <text:p text:style-name="P22"><text:span text:style-name="T1">Range:<text:line-break/>     </text:span><text:span text:style-name="T3">range</text:span><text:span text:style-name="T1"> Expression </text:span><text:span text:style-name="T3">,</text:span><text:span text:style-name="T1"> Expression</text:span></text:p>
      <text:p text:style-name="P15"><draw:frame draw:style-name="fr1" draw:name="2" text:anchor-type="as-char" svg:width="2.7917in" svg:height="0.1346in" draw:z-index="0"><draw:image xlink:href="Pictures/2000000700000FB5000000C94FDA4EAC.wmf" xlink:type="simple" xlink:show="embed" xlink:actuate="onLoad"/></draw:frame></text:p>
      <text:list xml:id="list40296566" text:continue-numbering="true" text:style-name="Appendix_20_Numbering">
        <text:list-item>
          <text:list>
            <text:list-item>
              <text:h text:style-name="Appendix_20_Heading_20_2" text:outline-level="2">Filter Specification</text:h>
            </text:list-item>
          </text:list>
        </text:list-item>
      </text:list>
      <text:p text:style-name="P23"><text:span text:style-name="T7">SingleStringJDOQL:<text:line-break/>     Select From</text:span><text:span text:style-name="T11">opt</text:span><text:span text:style-name="T7"> Where</text:span><text:span text:style-name="T11">opt</text:span><text:span text:style-name="T7"> Decls Grouping</text:span><text:span text:style-name="T11">opt</text:span><text:span text:style-name="T7"> Ordering</text:span><text:span text:style-name="T11">opt</text:span><text:span text:style-name="T7"> Range</text:span><text:span text:style-name="T11">opt</text:span></text:p>
      <text:p text:style-name="Text_20_body">This section describes the syntax of the setFilter argument. </text:p>
      <text:p text:style-name="P23"/>
      <text:p text:style-name="P25">Basically, the query filter expression is a Java boolean expression, where some of the Java operators are not permitted. Specifically, pre- and post- increment and decrement (++ and - -), shift (&gt;&gt; and &lt;&lt;) and assignment expressions (+=, -=, etc.) are not permitted.</text:p>
      <text:p text:style-name="Text_20_body"><text:span text:style-name="T12">The Nonterminal </text:span><text:span text:style-name="T1">InfixOp</text:span><text:span text:style-name="T12"> lists the valid operators for binary expressions in decreasing precedence. Operators one the same line have the same precedence. As in Java operators require operands of appropriate types. See the Java Language Specification for more information. </text:span></text:p>
      <text:p text:style-name="Text_20_body"><text:span text:style-name="T12">Please note, the grammar allows arbitrary method calls (see </text:span><text:span text:style-name="T1">MethodInvocation</text:span><text:span text:style-name="T12">), where JDO only permits the following methods: </text:span></text:p>
      <text:p text:style-name="P5"> </text:p>
      <text:p text:style-name="P6"> </text:p>
      <table:table table:name="Table1" table:style-name="Table1">
        <table:table-column table:style-name="Table1.A"/>
        <table:table-column table:style-name="Table1.B"/>
        <table:table-row table:style-name="Table1.1">
          <table:table-cell table:style-name="Table1.A1" office:value-type="string">
            <text:p text:style-name="P18">Collection methods</text:p>
          </table:table-cell>
          <table:table-cell table:style-name="Table1.A1" office:value-type="string">
            <text:p text:style-name="P19"><text:span text:style-name="T4">contains(Object)</text:span><text:span text:style-name="T12">, </text:span><text:span text:style-name="T4">isEmpty(), size()</text:span></text:p>
          </table:table-cell>
        </table:table-row>
        <table:table-row table:style-name="Table1.1">
          <table:table-cell table:style-name="Table1.A1" office:value-type="string">
            <text:p text:style-name="P18">Map methods</text:p>
          </table:table-cell>
          <table:table-cell table:style-name="Table1.A1" office:value-type="string">
            <text:p text:style-name="P19"><text:span text:style-name="T4">containsKey(Object)</text:span><text:span text:style-name="T12">, </text:span><text:span text:style-name="T4">containsValue(Object)</text:span><text:span text:style-name="T12">, </text:span><text:span text:style-name="T4">isEmpty(), size(), get()</text:span></text:p>
          </table:table-cell>
        </table:table-row>
        <table:table-row table:style-name="Table1.1">
          <table:table-cell table:style-name="Table1.A1" office:value-type="string">
            <text:p text:style-name="P18">String methods</text:p>
          </table:table-cell>
          <table:table-cell table:style-name="Table1.A1" office:value-type="string">
            <text:p text:style-name="P19"><text:span text:style-name="T4">startsWith(String)</text:span><text:span text:style-name="T12">, </text:span><text:span text:style-name="T4">endsWith(String)</text:span><text:span text:style-name="T12">, </text:span><text:span text:style-name="T4">matches(String)</text:span><text:span text:style-name="T12">, <text:line-break/></text:span><text:span text:style-name="T4">toLowerCase()</text:span><text:span text:style-name="T12">, </text:span><text:span text:style-name="T4">toUpperCase()</text:span><text:span text:style-name="T12">,<text:line-break/></text:span><text:span text:style-name="T4">indexOf(String)</text:span><text:span text:style-name="T12">, </text:span><text:span text:style-name="T4">indexOf(String, int)</text:span><text:span text:style-name="T12">,<text:line-break/></text:span><text:span text:style-name="T4">substring(int)</text:span><text:span text:style-name="T12">, </text:span><text:span text:style-name="T4">substring(int, int)</text:span></text:p>
          </table:table-cell>
        </table:table-row>
        <table:table-row table:style-name="Table1.1">
          <table:table-cell table:style-name="Table1.A1" office:value-type="string">
            <text:p text:style-name="P18">Math methods</text:p>
          </table:table-cell>
          <table:table-cell table:style-name="Table1.A1" office:value-type="string">
            <text:p text:style-name="P19"><text:span text:style-name="T4">Math.abs(numeric)</text:span><text:span text:style-name="T12">, </text:span><text:span text:style-name="T4">Math.sqrt(numeric)</text:span></text:p>
          </table:table-cell>
        </table:table-row>
        <table:table-row table:style-name="Table1.1">
          <table:table-cell table:style-name="Table1.A1" office:value-type="string">
            <text:p text:style-name="P18">JDOHelper methods</text:p>
          </table:table-cell>
          <table:table-cell table:style-name="Table1.A1" office:value-type="string">
            <text:p text:style-name="P17">getObjectId(Object)</text:p>
          </table:table-cell>
        </table:table-row>
      </table:table>
      <text:p text:style-name="P7"> </text:p>
      <text:p text:style-name="P8"><text:span text:style-name="T1">Expression</text:span><text:span text:style-name="T4">:<text:line-break/>     </text:span><text:span text:style-name="T1">UnaryExpression<text:line-break/></text:span><text:span text:style-name="T4">     </text:span><text:span text:style-name="T1">Expression InfixOp UnaryExpression</text:span></text:p>
      <text:p text:style-name="P9"/>
      <text:p text:style-name="P8"><text:bookmark text:name="R10InfixOpT"/><text:bookmark text:name="R10InfixOp"/><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span text:style-name="T6">348</text:span></text:p>
      <text:p text:style-name="P10"/>
      <text:p text:style-name="P8"><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9"/>
      <text:p text:style-name="P8"><text:span text:style-name="T1">PrefixOp</text:span><text:span text:style-name="T4">: </text:span><text:span text:style-name="T1">one of<text:line-break/></text:span><text:span text:style-name="T4">     </text:span><text:span text:style-name="T5">+ - ~ !</text:span></text:p>
      <text:p text:style-name="P11"/>
      <text:p text:style-name="P8"><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4">     </text:span><text:span text:style-name="T5">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 </text:span><text:span text:style-name="T14">1</text:span></text:p>
      <text:p text:style-name="P12"/>
      <text:p text:style-name="P8"><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9"/>
      <text:p text:style-name="P8"><text:bookmark text:name="R10MethodInvocationT"/><text:bookmark text:name="R10MethodInvocation"/><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8">opt</text:span><text:span text:style-name="T4"> </text:span><text:span text:style-name="T5">)</text:span><text:span text:style-name="T6">348</text:span></text:p>
      <text:p text:style-name="P10"/>
      <text:p text:style-name="P8"><text:soft-page-break/><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9"/>
      <text:p text:style-name="P8"><text:bookmark text:name="R10AggregateExpressionT"/><text:bookmark text:name="R10AggregateExpression"/><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8">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span><text:span text:style-name="T6">348</text:span></text:p>
      <text:p text:style-name="P10"/>
      <text:p text:style-name="P8"><text:span text:style-name="T1">CountArgument</text:span><text:span text:style-name="T4">:<text:line-break/>     </text:span><text:span text:style-name="T5">this<text:line-break/></text:span><text:span text:style-name="T4">     FieldAccess<text:line-break/>     VariableName</text:span></text:p>
      <text:p text:style-name="P13"/>
      <text:p text:style-name="Text_20_body"><text:span text:style-name="T15">1</text:span><text:span text:style-name="T12"> Please note, an </text:span><text:span text:style-name="T1">AggregateExpression</text:span><text:span text:style-name="T12"> is only allowed as part of a result specification or a having specification. </text:span></text:p>
      <text:p text:style-name="P15"><draw:frame draw:style-name="fr1" draw:name="3" text:anchor-type="as-char" svg:width="2.7917in" svg:height="0.1346in" draw:z-index="0"><draw:image xlink:href="Pictures/2000000700000FB5000000C94FDA4EAC.wmf" xlink:type="simple" xlink:show="embed" xlink:actuate="onLoad"/></draw:frame></text:p>
      <text:list xml:id="list40287438" text:continue-numbering="true" text:style-name="Appendix_20_Numbering">
        <text:list-item>
          <text:list>
            <text:list-item>
              <text:h text:style-name="Appendix_20_Heading_20_2" text:outline-level="2">Subqueries</text:h>
            </text:list-item>
          </text:list>
        </text:list-item>
      </text:list>
      <text:p text:style-name="P25">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8">opt</text:span><text:span text:style-name="T4"> </text:span><text:span text:style-name="T1">Decls</text:span></text:p>
      <text:p text:style-name="Text_20_body"><text:span text:style-name="T1">SubquerySelect:<text:line-break/>     </text:span><text:span text:style-name="T3">select</text:span><text:span text:style-name="T1"> SubqueryResultClause</text:span></text:p>
      <text:p text:style-name="Text_20_body"><text:span text:style-name="T1">SubqueryResultClause</text:span><text:span text:style-name="T4">:<text:line-break/>     </text:span><text:span text:style-name="T5">distinct</text:span><text:span text:style-name="T8">opt</text:span><text:span text:style-name="T1"> Expression</text:span><text:span text:style-name="T4"> </text:span><text:span text:style-name="T5">,</text:span><text:span text:style-name="T8">opt</text:span></text:p>
      <text:p text:style-name="Text_20_body"><text:span text:style-name="T1">SubqueryFrom:<text:line-break/>     </text:span><text:span text:style-name="T3">from</text:span><text:span text:style-name="T1"> CandidateClassName Alias</text:span><text:span text:style-name="T10">opt</text:span><text:span text:style-name="T1"> ExcludeClause</text:span><text:span text:style-name="T10">opt<text:line-break/></text:span><text:span text:style-name="T3"> <text:s text:c="4"/>from</text:span><text:span text:style-name="T1"> FieldAccess Alias</text:span><text:span text:style-name="T10">opt</text:span></text:p>
      <text:p text:style-name="Text_20_body"><text:span text:style-name="T1">Alias</text:span><text:span text:style-name="T4">:<text:line-break/>     </text:span><text:span text:style-name="T5">as</text:span><text:span text:style-name="T8">opt</text:span><text:span text:style-name="T1"> Identifier</text:span></text:p>
      <text:p text:style-name="P15"><draw:frame draw:style-name="fr1" draw:name="4" text:anchor-type="as-char" svg:width="2.7917in" svg:height="0.1346in" draw:z-index="0"><draw:image xlink:href="Pictures/2000000700000FB5000000C94FDA4EAC.wmf" xlink:type="simple" xlink:show="embed" xlink:actuate="onLoad"/></draw:frame></text:p>
      <text:list xml:id="list40278927" text:continue-numbering="true" text:style-name="Appendix_20_Numbering">
        <text:list-item>
          <text:list>
            <text:list-item>
              <text:h text:style-name="Appendix_20_Heading_20_2" text:outline-level="2">Parameter Declaration</text:h>
            </text:list-item>
          </text:list>
        </text:list-item>
      </text:list>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8">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oft-page-break/><text:span text:style-name="T1">ParameterDecl</text:span><text:span text:style-name="T4">:</text:span></text:p>
      <text:p text:style-name="Text_20_body"><text:span text:style-name="T4">     </text:span><text:span text:style-name="T1">Type</text:span><text:span text:style-name="T4"> </text:span><text:span text:style-name="T1">ParameterName</text:span></text:p>
      <text:p text:style-name="Text_20_body"><text:span text:style-name="T12">Please note, as a usability feature </text:span><text:span text:style-name="T13">ParameterList</text:span><text:span text:style-name="T12"> supports an optional trailing comma (in addition to what the Java syntax allows in a parameter declaration). </text:span></text:p>
      <text:p text:style-name="P15"><draw:frame draw:style-name="fr1" draw:name="5" text:anchor-type="as-char" svg:width="2.7917in" svg:height="0.1346in" draw:z-index="0"><draw:image xlink:href="Pictures/2000000700000FB5000000C94FDA4EAC.wmf" xlink:type="simple" xlink:show="embed" xlink:actuate="onLoad"/></draw:frame></text:p>
      <text:list xml:id="list40291191" text:continue-numbering="true" text:style-name="Appendix_20_Numbering">
        <text:list-item>
          <text:list>
            <text:list-item>
              <text:h text:style-name="Appendix_20_Heading_20_2" text:outline-level="2">Variable Declaration</text:h>
            </text:list-item>
          </text:list>
        </text:list-item>
      </text:list>
      <text:p text:style-name="P25">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8">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2">Please note, as a usability feature </text:span><text:span text:style-name="T1">VariableList</text:span><text:span text:style-name="T12"> defines the trailing semicolon as optional (in addition to what the Java syntax allows in a variable declaration). </text:span></text:p>
      <text:p text:style-name="P15"><draw:frame draw:style-name="fr1" draw:name="6" text:anchor-type="as-char" svg:width="2.7917in" svg:height="0.1346in" draw:z-index="0"><draw:image xlink:href="Pictures/2000000700000FB5000000C94FDA4EAC.wmf" xlink:type="simple" xlink:show="embed" xlink:actuate="onLoad"/></draw:frame></text:p>
      <text:list xml:id="list40280315" text:continue-numbering="true" text:style-name="Appendix_20_Numbering">
        <text:list-item>
          <text:list>
            <text:list-item>
              <text:h text:style-name="Appendix_20_Heading_20_2" text:outline-level="2">Import Declaration</text:h>
            </text:list-item>
          </text:list>
        </text:list-item>
      </text:list>
      <text:p text:style-name="P25">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8">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2">Please note, as a usability feature </text:span><text:span text:style-name="T1">ImportList</text:span><text:span text:style-name="T12"> defines the trailing semicolon as optional (in addition to what the Java syntax allows in an import statement). </text:span></text:p>
      <text:p text:style-name="P15"><draw:frame draw:style-name="fr1" draw:name="7" text:anchor-type="as-char" svg:width="2.7917in" svg:height="0.1346in" draw:z-index="0"><draw:image xlink:href="Pictures/2000000700000FB5000000C94FDA4EAC.wmf" xlink:type="simple" xlink:show="embed" xlink:actuate="onLoad"/></draw:frame></text:p>
      <text:list xml:id="list40293291" text:continue-numbering="true" text:style-name="Appendix_20_Numbering">
        <text:list-item>
          <text:list>
            <text:list-item>
              <text:h text:style-name="Appendix_20_Heading_20_2" text:outline-level="2">Ordering Specification</text:h>
            </text:list-item>
          </text:list>
        </text:list-item>
      </text:list>
      <text:p text:style-name="P25">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8">opt</text:span></text:p>
      <text:p text:style-name="Text_20_body"><text:soft-page-break/><text:span text:style-name="T1">OrderingSpecs</text:span><text:span text:style-name="T4">:<text:line-break/>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pan text:style-name="T1">OrderingSpec</text:span><text:span text:style-name="T4">:<text:line-break/>     </text:span><text:span text:style-name="T1">Expression</text:span><text:span text:style-name="T4"> </text:span><text:span text:style-name="T1">Ascending<text:line-break/></text:span><text:span text:style-name="T4">     </text:span><text:span text:style-name="T1">Expression</text:span><text:span text:style-name="T4"> </text:span><text:span text:style-name="T1">Descending</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Text_20_body"><text:span text:style-name="T12">Please note, as a usability feature </text:span><text:span text:style-name="T1">OrderingClause</text:span><text:span text:style-name="T12"> supports an optional trailing comma.</text:span></text:p>
      <text:p text:style-name="P15"><draw:frame draw:style-name="fr1" draw:name="8" text:anchor-type="as-char" svg:width="2.7917in" svg:height="0.1346in" draw:z-index="0"><draw:image xlink:href="Pictures/2000000700000FB5000000C94FDA4EAC.wmf" xlink:type="simple" xlink:show="embed" xlink:actuate="onLoad"/></draw:frame></text:p>
      <text:list xml:id="list40286493" text:continue-numbering="true" text:style-name="Appendix_20_Numbering">
        <text:list-item>
          <text:list>
            <text:list-item>
              <text:h text:style-name="Appendix_20_Heading_20_2" text:outline-level="2">Result Specification</text:h>
            </text:list-item>
          </text:list>
        </text:list-item>
      </text:list>
      <text:p text:style-name="P25">This section describes the syntax of the setResult argument. </text:p>
      <text:p text:style-name="Text_20_body"><text:span text:style-name="T1">ResultClause</text:span><text:span text:style-name="T4">:<text:line-break/>     </text:span><text:span text:style-name="T5">distinct</text:span><text:span text:style-name="T8">opt</text:span><text:span text:style-name="T1"> ResultSpecs</text:span><text:span text:style-name="T4"> </text:span><text:span text:style-name="T5">,</text:span><text:span text:style-name="T8">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text:bookmark text:name="R10ResultSpecification"/><text:span text:style-name="T1">ResultSpec</text:span><text:span text:style-name="T4">:<text:line-break/>     </text:span><text:span text:style-name="T1">Expression ResultNaming</text:span><text:span text:style-name="T8">opt</text:span><text:span text:style-name="T9">351</text:span></text:p>
      <text:p text:style-name="Text_20_body"><text:span text:style-name="T1">ResultNaming</text:span><text:span text:style-name="T4">:<text:line-break/>     </text:span><text:span text:style-name="T5">as</text:span><text:span text:style-name="T1"> Identifier</text:span></text:p>
      <text:p text:style-name="Text_20_body"><text:span text:style-name="T12">Please note, a result specification expression may be an aggregate expression. As a usability feature </text:span><text:span text:style-name="T1">ResultClause</text:span><text:span text:style-name="T12"> supports an optional trailing comma.</text:span></text:p>
      <text:p text:style-name="P15"><draw:frame draw:style-name="fr1" draw:name="9" text:anchor-type="as-char" svg:width="2.7917in" svg:height="0.1346in" draw:z-index="0"><draw:image xlink:href="Pictures/2000000700000FB5000000C94FDA4EAC.wmf" xlink:type="simple" xlink:show="embed" xlink:actuate="onLoad"/></draw:frame></text:p>
      <text:list xml:id="list40307397" text:continue-numbering="true" text:style-name="Appendix_20_Numbering">
        <text:list-item>
          <text:list>
            <text:list-item>
              <text:h text:style-name="Appendix_20_Heading_20_2" text:outline-level="2">Grouping Specification</text:h>
            </text:list-item>
          </text:list>
        </text:list-item>
      </text:list>
      <text:p text:style-name="P25">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8">opt</text:span><text:span text:style-name="T4"> </text:span><text:span text:style-name="T1">HavingSpec</text:span><text:span text:style-name="T8">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text:span></text:p>
      <text:p text:style-name="Text_20_body"><text:bookmark text:name="R10HavingSpecificationT"/><text:bookmark text:name="R10HavingSpecification"/><text:span text:style-name="T1">HavingSpec</text:span><text:span text:style-name="T4">:<text:line-break/>     </text:span><text:span text:style-name="T5">having</text:span><text:span text:style-name="T1"> Expression</text:span><text:span text:style-name="T2">351</text:span></text:p>
      <text:p text:style-name="Text_20_body"><text:span text:style-name="T12">Please note, a having specification expression may include an aggregate expression. As a usability feature </text:span><text:soft-page-break/><text:span text:style-name="T1">GroupingClause</text:span><text:span text:style-name="T12"> supports an optional trailing comma.</text:span></text:p>
      <text:p text:style-name="P15"><draw:frame draw:style-name="fr1" draw:name="10" text:anchor-type="as-char" svg:width="2.7917in" svg:height="0.1346in" draw:z-index="0"><draw:image xlink:href="Pictures/2000000700000FB5000000C94FDA4EAC.wmf" xlink:type="simple" xlink:show="embed" xlink:actuate="onLoad"/></draw:frame></text:p>
      <text:list xml:id="list40296585" text:continue-numbering="true" text:style-name="Appendix_20_Numbering">
        <text:list-item>
          <text:list>
            <text:list-item>
              <text:h text:style-name="Appendix_20_Heading_20_2" text:outline-level="2">Types</text:h>
            </text:list-item>
          </text:list>
        </text:list-item>
      </text:list>
      <text:p text:style-name="P25">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26">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15"><draw:frame draw:style-name="fr1" draw:name="11" text:anchor-type="as-char" svg:width="2.7917in" svg:height="0.1346in" draw:z-index="0"><draw:image xlink:href="Pictures/2000000700000FB5000000C94FDA4EAC.wmf" xlink:type="simple" xlink:show="embed" xlink:actuate="onLoad"/></draw:frame></text:p>
      <text:list xml:id="list40291583" text:continue-numbering="true" text:style-name="Appendix_20_Numbering">
        <text:list-item>
          <text:list>
            <text:list-item>
              <text:h text:style-name="Appendix_20_Heading_20_2" text:outline-level="2">Literals</text:h>
            </text:list-item>
          </text:list>
        </text:list-item>
      </text:list>
      <text:p text:style-name="P25">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P20"><text:span text:style-name="T1">FloatingPointLiteral</text:span><text:span text:style-name="T4">: …</text:span></text:p>
      <text:p text:style-name="P22"><text:span text:style-name="T1">BooleanLiteral</text:span><text:span text:style-name="T4">: </text:span><text:span text:style-name="T1">one of<text:line-break/></text:span><text:span text:style-name="T4">     </text:span><text:span text:style-name="T5">true false</text:span></text:p>
      <text:p text:style-name="P22"><text:span text:style-name="T1">StringLiteral</text:span><text:span text:style-name="T4">: …</text:span></text:p>
      <text:p text:style-name="P22"><text:span text:style-name="T1">NullLiteral</text:span><text:span text:style-name="T4">:<text:line-break/>     </text:span><text:span text:style-name="T5">null</text:span></text:p>
      <text:p text:style-name="P15"><draw:frame draw:style-name="fr1" draw:name="12" text:anchor-type="as-char" svg:width="2.7917in" svg:height="0.1346in" draw:z-index="0"><draw:image xlink:href="Pictures/2000000700000FB5000000C94FDA4EAC.wmf" xlink:type="simple" xlink:show="embed" xlink:actuate="onLoad"/></draw:frame></text:p>
      <text:list xml:id="list40277140" text:continue-numbering="true" text:style-name="Appendix_20_Numbering">
        <text:list-item>
          <text:list>
            <text:list-item>
              <text:h text:style-name="Appendix_20_Heading_20_2" text:outline-level="2">Names</text:h>
            </text:list-item>
          </text:list>
        </text:list-item>
      </text:list>
      <text:p text:style-name="P25">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26">CandidateClassName:<text:line-break/>     QualifiedIdentifier</text:p>
      <text:p text:style-name="P26">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MethodName</text:span><text:span text:style-name="T4">:<text:line-break/>     </text:span><text:span text:style-name="T1">Identifier</text:span></text:p>
      <text:p text:style-name="P15"><draw:frame draw:style-name="fr1" draw:name="13" text:anchor-type="as-char" svg:width="2.7917in" svg:height="0.1346in" draw:z-index="0"><draw:image xlink:href="Pictures/2000000700000FB5000000C94FDA4EAC.wmf" xlink:type="simple" xlink:show="embed" xlink:actuate="onLoad"/></draw:frame></text:p>
      <text:list xml:id="list40293492" text:continue-numbering="true" text:style-name="Appendix_20_Numbering">
        <text:list-item>
          <text:list>
            <text:list-item>
              <text:h text:style-name="Appendix_20_Heading_20_2" text:outline-level="2">Keywords</text:h>
            </text:list-item>
          </text:list>
        </text:list-item>
      </text:list>
      <text:p text:style-name="P25">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16"><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rom <text:s text:c="7"/>FROM <text:s text:c="7"/>group <text:s text:c="6"/>GROUP<text:line-break/>     having <text:s text:c="5"/>HAVING <text:s text:c="5"/>into <text:s text:c="7"/>INTO<text:line-break/>     max <text:s text:c="8"/>MAX <text:s text:c="8"/>min <text:s text:c="8"/>MIN<text:line-break/>     order <text:s text:c="6"/>ORDER <text:s text:c="6"/>parameters <text:s/>PARAMETERS<text:line-break/>     range <text:s text:c="6"/>RANGE <text:s text:c="6"/>select <text:s text:c="5"/>SELECT<text:line-break/>     subclasses <text:s/>SUBCLASSES <text:s/>sum <text:s text:c="8"/>SUM<text:line-break/>     unique <text:s text:c="5"/>UNIQUE <text:s text:c="5"/>variables <text:s text:c="2"/>VARIABLES<text:line-break/>     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in" fo:margin-bottom="0.0835in" style:line-height-at-least="0.1665in"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100%" fo:margin-left="0.1909in" fo:margin-right="0in" fo:margin-top="0.0417in" fo:margin-bottom="0in" style:line-height-at-least="0.1665in" fo:orphans="0" fo:widows="0" fo:text-indent="-0.1909in" style:auto-text-indent="false" style:writing-mode="lr-tb">
        <style:tab-stops>
          <style:tab-stop style:position="0.1909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in" fo:margin-bottom="0in" style:line-height-at-least="0.1945in"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creation-date>2012-06-24T13:59:52.81</meta:creation-date>
    <meta:editing-duration>PT45M4S</meta:editing-duration>
    <meta:generator>OpenOffice.org/3.4$Win32 OpenOffice.org_project/340m1$Build-9590</meta:generator>
    <dc:title>JDO_Chapter</dc:title>
    <dc:date>2012-07-31T20:15:54.30</dc:date>
    <meta:document-statistic meta:table-count="1" meta:image-count="14" meta:object-count="0" meta:page-count="9" meta:paragraph-count="139" meta:word-count="1141" meta:character-count="9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